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277d"/>
    </style:style>
    <style:style style:name="P2" style:family="paragraph" style:parent-style-name="Heading_20_2">
      <style:text-properties officeooo:rsid="000999b7" officeooo:paragraph-rsid="00083b83"/>
    </style:style>
    <style:style style:name="P3" style:family="paragraph" style:parent-style-name="Heading_20_2">
      <style:text-properties officeooo:rsid="000b9a3a" officeooo:paragraph-rsid="00083b83"/>
    </style:style>
    <style:style style:name="P4" style:family="paragraph" style:parent-style-name="Text_20_body" style:list-style-name="L1">
      <style:text-properties officeooo:rsid="000c8f53" officeooo:paragraph-rsid="00083b83"/>
    </style:style>
    <style:style style:name="P5" style:family="paragraph" style:parent-style-name="Text_20_body">
      <style:text-properties officeooo:rsid="000c8f53" officeooo:paragraph-rsid="00083b83"/>
    </style:style>
    <style:style style:name="P6" style:family="paragraph" style:parent-style-name="Text_20_body">
      <style:text-properties officeooo:rsid="000999b7" officeooo:paragraph-rsid="00083b83"/>
    </style:style>
    <style:style style:name="P7" style:family="paragraph" style:parent-style-name="Text_20_body">
      <style:text-properties fo:font-style="normal" officeooo:rsid="000999b7" officeooo:paragraph-rsid="00083b83" style:font-style-asian="normal" style:font-style-complex="normal"/>
    </style:style>
    <style:style style:name="P8" style:family="paragraph" style:parent-style-name="Text_20_body" style:list-style-name="L1">
      <style:text-properties officeooo:rsid="000b9a3a" officeooo:paragraph-rsid="00083b83"/>
    </style:style>
    <style:style style:name="P9" style:family="paragraph" style:parent-style-name="Text_20_body">
      <style:text-properties officeooo:paragraph-rsid="00083b83"/>
    </style:style>
    <style:style style:name="P10" style:family="paragraph" style:parent-style-name="Text_20_body">
      <style:text-properties officeooo:rsid="0009dde0" officeooo:paragraph-rsid="0009dde0"/>
    </style:style>
    <style:style style:name="P11" style:family="paragraph" style:parent-style-name="Text_20_body">
      <style:text-properties officeooo:rsid="000d277d" officeooo:paragraph-rsid="000d277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99b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999b7" style:font-style-asian="normal" style:font-style-complex="normal"/>
    </style:style>
    <style:style style:name="T5" style:family="text">
      <style:text-properties fo:font-style="normal" officeooo:rsid="000acdbb" style:font-style-asian="normal" style:font-style-complex="normal"/>
    </style:style>
    <style:style style:name="T6" style:family="text">
      <style:text-properties officeooo:rsid="000999b7"/>
    </style:style>
    <style:style style:name="T7" style:family="text">
      <style:text-properties officeooo:rsid="000acdbb"/>
    </style:style>
    <style:style style:name="T8" style:family="text">
      <style:text-properties style:font-name="Liberation Sans" fo:font-size="18.2000007629395pt" fo:font-weight="bold" officeooo:rsid="000d277d" style:font-name-asian="Noto Sans CJK SC Regular" style:font-size-asian="18.2000007629395pt" style:font-weight-asian="bold" style:font-name-complex="Lohit Devanagari" style:font-size-complex="18.200000762939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Introduction, explication</text:h>
      <text:p text:style-name="P6">Aujourd’hui, nous allons faire une séance un peu particulière : je vais vous donner un problème, et vous allez y réfléchir en groupes. Ensuite, vous allez créer une affiche qui résume ce que vous pensez du problème, que je récupèrerais à la fin de l’heure. <text:span text:style-name="T7">Si il vous faut plus de temps, on pourra déborder sur l’heure suivante.</text:span></text:p>
      <text:p text:style-name="P9"><text:span text:style-name="T6">Pendant la 2ème heure, on va regarder et </text:span><text:span text:style-name="T2">débattre</text:span><text:span text:style-name="T4"> de ces affiche</text:span><text:span text:style-name="T5">s</text:span><text:span text:style-name="T4"> ensemble.</text:span></text:p>
      <text:p text:style-name="P7">Le problème est plus général que ce dont vous avez l’habitude : le but n’est pas forcément de trouver une solution parfaite, mais de réfléchir ensemble.</text:p>
      <text:h text:style-name="P3" text:outline-level="2">Organisation</text:h>
      <text:list xml:id="list1697328858" text:style-name="L1">
        <text:list-item>
          <text:p text:style-name="P8">Par groupes de 3/4 (plutôt 4). Chaque groupe est reponsable d’une affiche sur une feuille A3.</text:p>
        </text:list-item>
        <text:list-item>
          <text:p text:style-name="P4">Passer à travers la classe, sans <text:span text:style-name="T1">trop</text:span><text:span text:style-name="T3"> intervenir.</text:span></text:p>
        </text:list-item>
      </text:list>
      <text:h text:style-name="P1" text:outline-level="1"><text:span text:style-name="T8">Affichage du problème</text:span></text:h>
      <text:p text:style-name="P11">Faire lire l’énoncé à un.e élève.</text:p>
      <text:p text:style-name="P5"><text:span text:style-name="T3"/></text:p>
      <text:p text:style-name="P10"><text:span text:style-name="T3">RÉCUPÉRER LES AFFICHES EN FIN D’HEU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20T19:45:21.052381152</dc:date>
    <meta:editing-duration>PT11M22S</meta:editing-duration>
    <meta:editing-cycles>5</meta:editing-cycles>
    <meta:print-date>2022-01-20T19:43:45.730150016</meta:print-date>
    <meta:document-statistic meta:table-count="0" meta:image-count="0" meta:object-count="0" meta:page-count="1" meta:paragraph-count="10" meta:word-count="141" meta:character-count="827" meta:non-whitespace-character-count="698"/>
  </office:meta>
</office:document-meta>
</file>